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officeooo:rsid="000f10c8" officeooo:paragraph-rsid="000f10c8"/>
    </style:style>
    <style:style style:name="P11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2" style:family="paragraph" style:parent-style-name="Text_20_body">
      <style:text-properties officeooo:rsid="001c06ec" officeooo:paragraph-rsid="001c06ec"/>
    </style:style>
    <style:style style:name="P13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4" style:family="paragraph" style:parent-style-name="Text_20_body">
      <style:text-properties officeooo:rsid="00222110" officeooo:paragraph-rsid="00222110"/>
    </style:style>
    <style:style style:name="P15" style:family="paragraph" style:parent-style-name="Text_20_body">
      <style:text-properties officeooo:rsid="0023e8e6" officeooo:paragraph-rsid="0023e8e6"/>
    </style:style>
    <style:style style:name="P16" style:family="paragraph" style:parent-style-name="Text_20_body">
      <style:text-properties officeooo:rsid="00279721" officeooo:paragraph-rsid="00279721"/>
    </style:style>
    <style:style style:name="P17" style:family="paragraph" style:parent-style-name="Text_20_body">
      <style:text-properties officeooo:rsid="0027b54d" officeooo:paragraph-rsid="0027b54d"/>
    </style:style>
    <style:style style:name="P18" style:family="paragraph" style:parent-style-name="Text_20_body">
      <style:text-properties officeooo:rsid="002cacae" officeooo:paragraph-rsid="002cacae"/>
    </style:style>
    <style:style style:name="P19" style:family="paragraph" style:parent-style-name="Text_20_body">
      <style:text-properties officeooo:rsid="0033eaad" officeooo:paragraph-rsid="0033eaad"/>
    </style:style>
    <style:style style:name="P20" style:family="paragraph" style:parent-style-name="Text_20_body">
      <style:text-properties officeooo:rsid="00312ec3" officeooo:paragraph-rsid="00312ec3"/>
    </style:style>
    <style:style style:name="P21" style:family="paragraph" style:parent-style-name="Text_20_body">
      <style:text-properties officeooo:rsid="0032d0d4" officeooo:paragraph-rsid="0032d0d4"/>
    </style:style>
    <style:style style:name="P22" style:family="paragraph" style:parent-style-name="Text_20_body">
      <style:text-properties officeooo:rsid="003592b8" officeooo:paragraph-rsid="003592b8"/>
    </style:style>
    <style:style style:name="P23" style:family="paragraph" style:parent-style-name="Text_20_body">
      <style:text-properties officeooo:rsid="003b6ff6" officeooo:paragraph-rsid="003b6ff6"/>
    </style:style>
    <style:style style:name="P24" style:family="paragraph" style:parent-style-name="Text_20_body">
      <style:text-properties officeooo:paragraph-rsid="003d39e4"/>
    </style:style>
    <style:style style:name="P25" style:family="paragraph" style:parent-style-name="Text_20_body">
      <style:text-properties officeooo:paragraph-rsid="003e7ed2"/>
    </style:style>
    <style:style style:name="P26" style:family="paragraph" style:parent-style-name="Text_20_body">
      <style:text-properties officeooo:rsid="003ea740" officeooo:paragraph-rsid="003ea740"/>
    </style:style>
    <style:style style:name="P27" style:family="paragraph" style:parent-style-name="Text_20_body">
      <style:text-properties officeooo:rsid="0042541c" officeooo:paragraph-rsid="0042541c"/>
    </style:style>
    <style:style style:name="P28" style:family="paragraph" style:parent-style-name="Heading_20_1">
      <style:text-properties officeooo:rsid="0006fb85" officeooo:paragraph-rsid="0006fb85"/>
    </style:style>
    <style:style style:name="P29" style:family="paragraph" style:parent-style-name="Heading_20_2">
      <style:text-properties officeooo:rsid="00086a6f" officeooo:paragraph-rsid="00086a6f"/>
    </style:style>
    <style:style style:name="P30" style:family="paragraph" style:parent-style-name="Heading_20_2">
      <style:text-properties officeooo:rsid="0033eaad" officeooo:paragraph-rsid="0033eaad"/>
    </style:style>
    <style:style style:name="P31" style:family="paragraph" style:parent-style-name="Heading_20_2">
      <style:text-properties officeooo:rsid="003d39e4" officeooo:paragraph-rsid="003d39e4"/>
    </style:style>
    <style:style style:name="P32" style:family="paragraph" style:parent-style-name="Heading_20_2">
      <style:text-properties officeooo:rsid="000a38ff" officeooo:paragraph-rsid="000a38ff"/>
    </style:style>
    <style:style style:name="P33" style:family="paragraph" style:parent-style-name="Heading_20_3">
      <style:text-properties officeooo:rsid="00086a6f" officeooo:paragraph-rsid="00086a6f"/>
    </style:style>
    <style:style style:name="P34" style:family="paragraph" style:parent-style-name="Heading_20_3">
      <style:text-properties officeooo:rsid="0033eaad" officeooo:paragraph-rsid="0033eaad"/>
    </style:style>
    <style:style style:name="P35" style:family="paragraph" style:parent-style-name="Heading_20_3">
      <style:text-properties officeooo:rsid="003e7ed2" officeooo:paragraph-rsid="003e7ed2"/>
    </style:style>
    <style:style style:name="P36" style:family="paragraph" style:parent-style-name="Heading_20_3">
      <style:text-properties officeooo:rsid="0016dbe3" officeooo:paragraph-rsid="0016dbe3"/>
    </style:style>
    <style:style style:name="P37" style:family="paragraph" style:parent-style-name="Heading_20_3">
      <style:text-properties officeooo:rsid="000a38ff" officeooo:paragraph-rsid="000a38ff"/>
    </style:style>
    <style:style style:name="P38" style:family="paragraph" style:parent-style-name="Heading_20_3">
      <style:text-properties officeooo:rsid="000a38ff" officeooo:paragraph-rsid="000a642c"/>
    </style:style>
    <style:style style:name="P39" style:family="paragraph" style:parent-style-name="Heading_20_3">
      <style:text-properties officeooo:rsid="000a38ff" officeooo:paragraph-rsid="000c2168"/>
    </style:style>
    <style:style style:name="P40" style:family="paragraph" style:parent-style-name="Heading_20_3">
      <style:text-properties officeooo:rsid="000a38ff" officeooo:paragraph-rsid="000eb891"/>
    </style:style>
    <style:style style:name="P41" style:family="paragraph" style:parent-style-name="Heading_20_3">
      <style:text-properties officeooo:rsid="000a38ff" officeooo:paragraph-rsid="000f10c8"/>
    </style:style>
    <style:style style:name="P42" style:family="paragraph" style:parent-style-name="Heading_20_3">
      <style:text-properties style:text-underline-style="none" officeooo:rsid="000a38ff" officeooo:paragraph-rsid="00191dea"/>
    </style:style>
    <style:style style:name="P43" style:family="paragraph" style:parent-style-name="Heading_20_3">
      <style:text-properties officeooo:rsid="001af488" officeooo:paragraph-rsid="001af488"/>
    </style:style>
    <style:style style:name="P44" style:family="paragraph" style:parent-style-name="Heading_20_3">
      <style:text-properties officeooo:rsid="00222110" officeooo:paragraph-rsid="00222110"/>
    </style:style>
    <style:style style:name="P45" style:family="paragraph" style:parent-style-name="Heading_20_3">
      <style:text-properties officeooo:rsid="00239b22" officeooo:paragraph-rsid="00239b22"/>
    </style:style>
    <style:style style:name="P46" style:family="paragraph" style:parent-style-name="Heading_20_3">
      <style:text-properties officeooo:rsid="00279721" officeooo:paragraph-rsid="00279721"/>
    </style:style>
    <style:style style:name="P47" style:family="paragraph" style:parent-style-name="Heading_20_3">
      <style:text-properties officeooo:rsid="0027b54d" officeooo:paragraph-rsid="0027b54d"/>
    </style:style>
    <style:style style:name="P48" style:family="paragraph" style:parent-style-name="Heading_20_3">
      <style:text-properties officeooo:rsid="002cacae" officeooo:paragraph-rsid="002cacae"/>
    </style:style>
    <style:style style:name="P49" style:family="paragraph" style:parent-style-name="Heading_20_3">
      <style:text-properties officeooo:rsid="002cacae" officeooo:paragraph-rsid="002e8abe"/>
    </style:style>
    <style:style style:name="P50" style:family="paragraph" style:parent-style-name="Heading_20_3">
      <style:text-properties officeooo:rsid="00312ec3" officeooo:paragraph-rsid="00312ec3"/>
    </style:style>
    <style:style style:name="P51" style:family="paragraph" style:parent-style-name="Heading_20_3">
      <style:text-properties officeooo:rsid="0032d0d4" officeooo:paragraph-rsid="0032d0d4"/>
    </style:style>
    <style:style style:name="P52" style:family="paragraph" style:parent-style-name="Heading_20_3">
      <style:text-properties officeooo:rsid="003592b8" officeooo:paragraph-rsid="003592b8"/>
    </style:style>
    <style:style style:name="P53" style:family="paragraph" style:parent-style-name="Heading_20_3">
      <style:text-properties officeooo:rsid="003b6ff6" officeooo:paragraph-rsid="003b6ff6"/>
    </style:style>
    <style:style style:name="P54" style:family="paragraph" style:parent-style-name="Heading_20_3">
      <style:text-properties officeooo:rsid="003ea740" officeooo:paragraph-rsid="003ea740"/>
    </style:style>
    <style:style style:name="P55" style:family="paragraph" style:parent-style-name="Heading_20_3">
      <style:text-properties officeooo:rsid="0042541c" officeooo:paragraph-rsid="0042541c"/>
    </style:style>
    <style:style style:name="P56" style:family="paragraph" style:parent-style-name="Heading_20_3">
      <style:text-properties officeooo:rsid="00429412" officeooo:paragraph-rsid="00429412"/>
    </style:style>
    <style:style style:name="P57" style:family="paragraph" style:parent-style-name="Heading_20_3">
      <style:text-properties officeooo:rsid="00429412" officeooo:paragraph-rsid="0044cc03"/>
    </style:style>
    <style:style style:name="P58" style:family="paragraph" style:parent-style-name="Heading_20_3">
      <style:text-properties officeooo:rsid="00429412" officeooo:paragraph-rsid="0044df60"/>
    </style:style>
    <style:style style:name="P59" style:family="paragraph" style:parent-style-name="Heading_20_3">
      <style:text-properties officeooo:rsid="00465fa1" officeooo:paragraph-rsid="00465fa1"/>
    </style:style>
    <style:style style:name="P60" style:family="paragraph" style:parent-style-name="Heading_20_4">
      <style:text-properties officeooo:rsid="0033eaad" officeooo:paragraph-rsid="0033eaad"/>
    </style:style>
    <style:style style:name="P61" style:family="paragraph" style:parent-style-name="Heading_20_4">
      <style:text-properties officeooo:rsid="00488c80" officeooo:paragraph-rsid="00488c80"/>
    </style:style>
    <style:style style:name="P62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63" style:family="paragraph" style:parent-style-name="Text_20_body">
      <style:text-properties officeooo:rsid="00465fa1" officeooo:paragraph-rsid="00465fa1"/>
    </style:style>
    <style:style style:name="P64" style:family="paragraph" style:parent-style-name="Text_20_body">
      <style:text-properties officeooo:rsid="0033eaad" officeooo:paragraph-rsid="0033eaad"/>
    </style:style>
    <style:style style:name="P65" style:family="paragraph" style:parent-style-name="Text_20_body">
      <style:text-properties officeooo:rsid="00488c80" officeooo:paragraph-rsid="00488c80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Site web</text:h>
      <text:h text:style-name="P29" text:outline-level="2">Catégories :</text:h>
      <text:h text:style-name="P33" text:outline-level="3">Home :</text:h>
      <text:p text:style-name="P12">Fichier index.html. <text:span text:style-name="T32">News du site. </text:span><text:span text:style-name="T33">Guidage.</text:span></text:p>
      <text:h text:style-name="P33" text:outline-level="3">Présentation :</text:h>
      <text:h text:style-name="P33" text:outline-level="3">Youtube :</text:h>
      <text:h text:style-name="P33" text:outline-level="3">Projets :</text:h>
      <text:h text:style-name="P33" text:outline-level="3">Références :</text:h>
      <text:h text:style-name="P30" text:outline-level="2">Backend :</text:h>
      <text:h text:style-name="P34" text:outline-level="3">Utilisation :</text:h>
      <text:p text:style-name="P19">Utilisation de back4apps (base de données non-sql).</text:p>
      <text:h text:style-name="P34" text:outline-level="3">Classes :</text:h>
      <text:h text:style-name="P60" text:outline-level="4">Roles :</text:h>
      <text:p text:style-name="P19">Obligatoire pour le site.</text:p>
      <text:h text:style-name="P60" text:outline-level="4">Users :</text:h>
      <text:p text:style-name="P19">Obligatoire pour le site.</text:p>
      <text:h text:style-name="P60" text:outline-level="4">News :</text:h>
      <text:p text:style-name="P19">Contient les news avec leurs metadonnées : numéro, titre, texte, date, auteur, image, <text:span text:style-name="T40">lien des images</text:span>.</text:p>
      <text:h text:style-name="P61" text:outline-level="4">Project :</text:h>
      <text:p text:style-name="P65">Contient les projets.</text:p>
      <text:h text:style-name="P61" text:outline-level="4">Image :</text:h>
      <text:p text:style-name="P65">Contient les images.</text:p>
      <text:h text:style-name="P31" text:outline-level="2"><text:soft-page-break/>Truc à faire :</text:h>
      <text:h text:style-name="P35" text:outline-level="3">Liste :</text:h>
      <text:p text:style-name="P24">-<text:span text:style-name="T41">Perfectionner le système d’erreur index.html (voir commit « Site web 3-2 ») en ajoutant un message perso pour chaque erreurs.</text:span></text:p>
      <text:p text:style-name="P24">-<text:span text:style-name="T41">Copier ce système sur projets.html.</text:span></text:p>
      <text:h text:style-name="P35" text:outline-level="3">Fait :</text:h>
      <text:p text:style-name="P25"/>
      <text:p text:style-name="P24"/>
      <text:h text:style-name="P32" text:outline-level="2">Commits :</text:h>
      <text:h text:style-name="P36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7" text:outline-level="3">Commit « Image de construction 1-1 » :</text:h>
      <text:p text:style-name="P1"><text:span text:style-name="T15">Création du site</text:span> (texte pour dire que le site est en construction).</text:p>
      <text:h text:style-name="P37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7" text:outline-level="3">Commit « Image de construction 1-3 » :</text:h>
      <text:p text:style-name="P6">Ajout d’une partie spéciale pour le contenu du site.</text:p>
      <text:h text:style-name="P38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39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0" text:outline-level="3">Commit « Image de construction 1-<text:span text:style-name="T2">5-</text:span><text:span text:style-name="T4">1</text:span> » :</text:h>
      <text:p text:style-name="P4">Amélioration de (Site web.odt).</text:p>
      <text:h text:style-name="P41" text:outline-level="3"><text:soft-page-break/>Commit « <text:span text:style-name="T7">Site web</text:span> 1-<text:span text:style-name="T6">1</text:span> » :</text:h>
      <text:p text:style-name="P10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2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1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3" text:outline-level="3">Commit « Site web 2-1 » :</text:h>
      <text:p text:style-name="P13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4" text:outline-level="3">Commit « Site web 2-2 » :</text:h>
      <text:p text:style-name="P14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5" text:outline-level="3">Commit « Site web 2-3 » :</text:h>
      <text:p text:style-name="P15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6" text:outline-level="3">Commit « Site web 2-3-1 » :</text:h>
      <text:p text:style-name="P16">Amélioration (finale) de l’arrangement des news.</text:p>
      <text:h text:style-name="P47" text:outline-level="3">Commit « Site web 2-4 » :</text:h>
      <text:p text:style-name="P17">Ajout de basestyle.css pour les styles communs à toutes les pages. <text:span text:style-name="T9">Ajout des dates des news et ajout d’une news « Concours CGénial ».</text:span> Ajout du minimum syndicale pour toutes les pages.</text:p>
      <text:h text:style-name="P48" text:outline-level="3">Commit « Site web 2-4-1 » :</text:h>
      <text:p text:style-name="P18">Ajout d’une news « Update : Concours CGenial ».</text:p>
      <text:h text:style-name="P49" text:outline-level="3">Commit « Site web 2-<text:span text:style-name="T37">5</text:span> » :</text:h>
      <text:p text:style-name="P7">Modification des flex sur téléphone.</text:p>
      <text:h text:style-name="P50" text:outline-level="3">Commit « Site web 2-5-1 » :</text:h>
      <text:p text:style-name="P20">Update des flex téléphones (utilisations des « in » en unités de taille plutôt que les « % »).</text:p>
      <text:h text:style-name="P51" text:outline-level="3"><text:soft-page-break/>Commit « Site web 3-1-1 » :</text:h>
      <text:p text:style-name="P21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2" text:outline-level="3">Commit « Site web 3-1-2 » :</text:h>
      <text:p text:style-name="P22">Continuation du backend. Suppression de newstyle.css, style des news géré par newsapi.js et dans le backend.</text:p>
      <text:h text:style-name="P53" text:outline-level="3">Commit « Site web 3-2 » :</text:h>
      <text:p text:style-name="P23"><text:span text:style-name="T9">Ajout d’un contrôle des erreurs de chargement du backend</text:span> (à perfectionner).</text:p>
      <text:h text:style-name="P54" text:outline-level="3">Commit « Site web 3-3 » :</text:h>
      <text:p text:style-name="P26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5" text:outline-level="3">Commit « Site web 3-3-1 » :</text:h>
      <text:p text:style-name="P27"><text:span text:style-name="T9">Légère amélioration du chargement des news</text:span> et des erreurs.</text:p>
      <text:h text:style-name="P56" text:outline-level="3">Commit « Site web 3-4 » :</text:h>
      <text:p text:style-name="P8">Début de l’api de chargement des projets (pas fini).</text:p>
      <text:h text:style-name="P57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58" text:outline-level="3">Commit « Site web 3-4-<text:span text:style-name="T45">2</text:span> » :</text:h>
      <text:p text:style-name="P62"><text:span text:style-name="T44">Continuation</text:span> de l’api de chargement des projets (<text:span text:style-name="T44">toujours </text:span>pas fini).</text:p>
      <text:h text:style-name="P59" text:outline-level="3">Commit « Site web 3-5 » :</text:h>
      <text:p text:style-name="P63">Fin de l’api de chargement des projets.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5T22:40:57.528000000</dc:date>
    <meta:editing-duration>PT6H29M9S</meta:editing-duration>
    <meta:editing-cycles>59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4" meta:paragraph-count="83" meta:word-count="795" meta:character-count="4441" meta:non-whitespace-character-count="3729"/>
  </office:meta>
</office:document-meta>
</file>